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<text:s/>DOCUMENTATION:</text:h>
      <text:p text:style-name="Standard">version: -0.9</text:p>
      <text:p text:style-name="Standard"/>
      <text:p text:style-name="Standard">everything is just a mockup and changeable. Contribute in any way you wish.</text:p>
      <text:p text:style-name="Standard"/>
      <text:p text:style-name="Standard"/>
      <text:h text:style-name="Heading_20_2" text:outline-level="2">Changing a flux you own:</text:h>
      <text:p text:style-name="Text_20_body">If you want to edit the amount that one of your fluxes sends to other fluxes the command is:</text:p>
      <text:p text:style-name="Text_20_body">change_flux.php?flux_from_id=###&amp;flux_to_id=####&amp;new_share=####</text:p>
      <text:p text:style-name="Text_20_body">where: </text:p>
      <text:p text:style-name="Text_20_body"><text:span text:style-name="T1">flux_from_id </text:span>is your flux id</text:p>
      <text:p text:style-name="Text_20_body"><text:span text:style-name="T1">flux_to_id</text:span> is the recipient flux id</text:p>
      <text:p text:style-name="Text_20_body"><text:span text:style-name="T1">new_share</text:span> indicates how much will go from your flux to the recipent flux. It's not a percentage, it's an integer, relative to what other projects your flux donates to. For example, if you set it to 1, and your flux already donates “1” to other 2 projects, that recipient will receive 1/3 of the donations. </text:p>
      <text:p text:style-name="Text_20_body"/>
      <text:p text:style-name="Text_20_body">If the transaction is successful the response will be: “SUCCES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ox </meta:initial-creator>
    <meta:creation-date>2011-06-22T20:43:59</meta:creation-date>
    <dc:date>2011-06-22T21:10:03</dc:date>
    <dc:creator>alox </dc:creator>
    <meta:editing-duration>PT22M46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11" meta:word-count="121" meta:character-count="726"/>
  </office:meta>
</office:document-meta>
</file>